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paragraph-rsid="00001e6e" style:font-size-asian="10.5pt" style:font-size-complex="12pt"/>
    </style:style>
    <style:style style:name="T1" style:family="text">
      <style:text-properties officeooo:rsid="00001e6e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01e6e" style:font-size-asian="20pt" style:font-size-complex="20pt"/>
    </style:style>
    <style:style style:name="T4" style:family="text">
      <style:text-properties fo:font-size="20pt" officeooo:rsid="00001e6e" fo:background-color="#ffff00" loext:char-shading-value="0" style:font-size-asian="20pt" style:font-size-complex="20pt"/>
    </style:style>
    <style:style style:name="T5" style:family="text">
      <style:text-properties fo:font-size="20pt" officeooo:rsid="00001e6e" fo:background-color="#ffff00" loext:char-shading-value="0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4"/><text:span text:style-name="T2"><text:s/></text:span><text:span text:style-name="T5">Assignemnets 3</text:span></text:p>
      <text:p text:style-name="P1">Q1. What is Makefile? Write a C program to demonstrate Makefile.</text:p>
      <text:p text:style-name="P1">Ans. Makefile is a program building tool which is part of Unix and Linux OS used to automate the process of building software programs.</text:p>
      <text:p text:style-name="P1">*Makefile is a set of commands(similar to terminal commands).</text:p>
      <text:p text:style-name="P1">*It serves as a script that specifies how to compile and link program from its source and its dependencies.</text:p>
      <text:p text:style-name="P1">*Makefile does not have Extension.</text:p>
      <text:p text:style-name="P1">*In a single make file we can create multiple targets to compile and to remove object, binary files.</text:p>
      <text:p text:style-name="P1">*You can compile your project(program) any number of times by using Makefile.</text:p>
      <text:p text:style-name="P1"/>
      <text:p text:style-name="P1">Example:-</text:p>
      <text:p text:style-name="P1">main.c</text:p>
      <text:p text:style-name="P1"/>
      <text:p text:style-name="P1">#include&lt;stdio.h&gt;</text:p>
      <text:p text:style-name="P1">#include"vivek.h" //user defined header file</text:p>
      <text:p text:style-name="P1"/>
      <text:p text:style-name="P1">int main()</text:p>
      <text:p text:style-name="P1">{</text:p>
      <text:p text:style-name="P1"><text:s text:c="8"/>printf("Inside main function\n");</text:p>
      <text:p text:style-name="P1"><text:s text:c="8"/>printf("Calling hello function\n");</text:p>
      <text:p text:style-name="P1"><text:s text:c="8"/>hello();</text:p>
      <text:p text:style-name="P1"><text:s text:c="8"/>printf("Calling add function\n");</text:p>
      <text:p text:style-name="P1"><text:s text:c="8"/>add(3,5);</text:p>
      <text:p text:style-name="P1"><text:s text:c="8"/>printf("Back in main function\n");</text:p>
      <text:p text:style-name="P1"/>
      <text:p text:style-name="P1"><text:s text:c="8"/>return 0;</text:p>
      <text:p text:style-name="P1">}</text:p>
      <text:p text:style-name="P1"/>
      <text:p text:style-name="P1">hello.c</text:p>
      <text:p text:style-name="P1"/>
      <text:p text:style-name="P1">#include&lt;stdio.h&gt;</text:p>
      <text:p text:style-name="P1">#include"vivek.h"</text:p>
      <text:p text:style-name="P1"/>
      <text:p text:style-name="P1">void hello()</text:p>
      <text:p text:style-name="P1">{</text:p>
      <text:p text:style-name="P1"><text:s text:c="8"/>printf("Hi from Wipro\n");</text:p>
      <text:p text:style-name="P1">}</text:p>
      <text:p text:style-name="P1"/>
      <text:p text:style-name="P1">add.c</text:p>
      <text:p text:style-name="P1"/>
      <text:p text:style-name="P1">#include&lt;stdio.h&gt;</text:p>
      <text:p text:style-name="P1">#include"vivek.h"</text:p>
      <text:p text:style-name="P1"/>
      <text:p text:style-name="P1">void add(int a, int b) //a and b are argument</text:p>
      <text:p text:style-name="P1">{</text:p>
      <text:p text:style-name="P1"><text:s text:c="8"/>printf("Sum = %d\n",a+b);</text:p>
      <text:p text:style-name="P1">}</text:p>
      <text:p text:style-name="P1"/>
      <text:p text:style-name="P1">vivek.h</text:p>
      <text:p text:style-name="P1"/>
      <text:p text:style-name="P1">void hello();</text:p>
      <text:p text:style-name="P1"><text:soft-page-break/>void add(int a, int b);</text:p>
      <text:p text:style-name="P1"/>
      <text:p text:style-name="P1">1. gcc main.c hello.c add.c -o final</text:p>
      <text:p text:style-name="P1">2../final</text:p>
      <text:p text:style-name="P1"/>
      <text:p text:style-name="P1">sudo apt install make</text:p>
      <text:p text:style-name="P1">----------------------</text:p>
      <text:p text:style-name="P1"/>
      <text:p text:style-name="P1">Makefile:</text:p>
      <text:p text:style-name="P1"/>
      <text:p text:style-name="P1">final:</text:p>
      <text:p text:style-name="P1"><text:s text:c="8"/>gcc main.c add.c hello.c -o fin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2. Write a C program to demonstrate relational, logical and bitwise operators</text:p>
      <text:p text:style-name="P1">Ans. Relational Operators:</text:p>
      <text:p text:style-name="P1"/>
      <text:p text:style-name="P1">#include &lt;stdio.h&gt;</text:p>
      <text:p text:style-name="P1"/>
      <text:p text:style-name="P1">int main() </text:p>
      <text:p text:style-name="P1">{</text:p>
      <text:p text:style-name="P1"><text:s text:c="4"/>int a = 5, b = 3;</text:p>
      <text:p text:style-name="P1"/>
      <text:p text:style-name="P1"><text:s text:c="4"/>// Relational operators</text:p>
      <text:p text:style-name="P1"><text:s text:c="4"/>printf("Relational Operators:\n");</text:p>
      <text:p text:style-name="P1"><text:s text:c="4"/>printf("%d &gt; %d is %d\n", a, b, a &gt; b);</text:p>
      <text:p text:style-name="P1"><text:s text:c="4"/>printf("%d &lt; %d is %d\n", a, b, a &lt; b);</text:p>
      <text:p text:style-name="P1"><text:s text:c="4"/>printf("%d &gt;= %d is %d\n", a, b, a &gt;= b);</text:p>
      <text:p text:style-name="P1"><text:s text:c="4"/>printf("%d &lt;= %d is %d\n", a, b, a &lt;= b);</text:p>
      <text:p text:style-name="P1"><text:s text:c="4"/>printf("%d == %d is %d\n", a, b, a == b);</text:p>
      <text:p text:style-name="P1"><text:s text:c="4"/>printf("%d != %d is %d\n", a, b, a != b);</text:p>
      <text:p text:style-name="P1"/>
      <text:p text:style-name="P1"><text:s text:c="4"/>return 0;</text:p>
      <text:p text:style-name="P1">}</text:p>
      <text:p text:style-name="P1"><text:s/>output:-5 &gt; 3 is 1</text:p>
      <text:p text:style-name="P1">5 &lt; 3 is 0</text:p>
      <text:p text:style-name="P1">5 &gt;= 3 is 1</text:p>
      <text:p text:style-name="P1">5 &lt;= 3 is 0</text:p>
      <text:p text:style-name="P1">5 == 3 is 0</text:p>
      <text:p text:style-name="P1">5 != 3 is 1</text:p>
      <text:p text:style-name="P1"/>
      <text:p text:style-name="P1">*Logical Operators:-</text:p>
      <text:p text:style-name="P1">#include&lt;stdio.h&gt;</text:p>
      <text:p text:style-name="P1"/>
      <text:p text:style-name="P1">int main()</text:p>
      <text:p text:style-name="P1">{</text:p>
      <text:p text:style-name="P1"/>
      <text:p text:style-name="P1"><text:tab/>int a=5, b=5, c=10, result;</text:p>
      <text:p text:style-name="P1"/>
      <text:p text:style-name="P1"><text:tab/>result=(a==b) &amp;&amp; (c&gt;b);</text:p>
      <text:p text:style-name="P1"/>
      <text:p text:style-name="P1"><text:tab/>printf("(a==b) &amp;&amp; (c&gt; b) is %d \n ", result);//1</text:p>
      <text:p text:style-name="P1"/>
      <text:p text:style-name="P1"><text:tab/>result=(a==b) &amp;&amp; (c&lt;b);</text:p>
      <text:p text:style-name="P1"><text:tab/>printf("(a==b) &amp;&amp; (c&lt;b) is %d\n", result);//o</text:p>
      <text:p text:style-name="P1"/>
      <text:p text:style-name="P1"><text:tab/>result=(a==b) || (c&lt;b);</text:p>
      <text:p text:style-name="P1"><text:tab/>printf("(a==b) &amp;&amp; (c&lt;b) is %d\n", result);//1</text:p>
      <text:p text:style-name="P1"/>
      <text:p text:style-name="P1"><text:tab/>result =(a!=b) || (c&lt;b);</text:p>
      <text:p text:style-name="P1"><text:tab/>printf("(a!=b) is %d \n", result);//0</text:p>
      <text:p text:style-name="P1"><text:tab/><text:tab/><text:tab/><text:tab/><text:tab/> <text:s/>//</text:p>
      <text:p text:style-name="P1"><text:s text:c="8"/>result=!(a!=b);</text:p>
      <text:p text:style-name="P1"><text:tab/>printf("!(a!=b) is %d\n", result); //--&gt; 0 !0 is 1</text:p>
      <text:p text:style-name="P1"/>
      <text:p text:style-name="P1"><text:tab/>result =!(a==b);</text:p>
      <text:p text:style-name="P1"><text:soft-page-break/><text:tab/>printf("!(a==b) is %d \n ", result);</text:p>
      <text:p text:style-name="P1"/>
      <text:p text:style-name="P1">return 0;</text:p>
      <text:p text:style-name="P1">}</text:p>
      <text:p text:style-name="P1"/>
      <text:p text:style-name="P1">Output:- (a==b) &amp;&amp; (c&gt;b) is 1</text:p>
      <text:p text:style-name="P1"><text:s text:c="9"/>(a==b) &amp;&amp; (c&lt;b) is 0</text:p>
      <text:p text:style-name="P1"><text:s text:c="9"/>(a==b) &amp;&amp; (a&lt;b) is 1</text:p>
      <text:p text:style-name="P1"><text:s text:c="9"/>(a!=b) is 0</text:p>
      <text:p text:style-name="P1"><text:s text:c="9"/>!(a!=b) is 1</text:p>
      <text:p text:style-name="P1"><text:s text:c="9"/>!(a==b) is 0</text:p>
      <text:p text:style-name="P1"/>
      <text:p text:style-name="P1">*Bitwise Operators:-</text:p>
      <text:p text:style-name="P1">#include &lt;stdio.h&gt;</text:p>
      <text:p text:style-name="P1"/>
      <text:p text:style-name="P1">int main() {</text:p>
      <text:p text:style-name="P1"><text:s text:c="4"/>unsigned int num1 = 13; <text:s text:c="2"/>// 0000 1101 in binary</text:p>
      <text:p text:style-name="P1"><text:s text:c="4"/>unsigned int num2 = 7; <text:s text:c="3"/>// 0000 0111 in binary</text:p>
      <text:p text:style-name="P1"><text:s text:c="4"/>unsigned int result;</text:p>
      <text:p text:style-name="P1"/>
      <text:p text:style-name="P1"><text:s text:c="4"/>// Bitwise AND (&amp;) operator</text:p>
      <text:p text:style-name="P1"><text:s text:c="4"/>result = num1 &amp; num2; <text:s text:c="4"/>// 0000 0101 = 5 in decimal</text:p>
      <text:p text:style-name="P1"><text:s text:c="4"/>printf("num1 &amp; num2 = %u\n", result);</text:p>
      <text:p text:style-name="P1"/>
      <text:p text:style-name="P1"><text:s text:c="4"/>// Bitwise OR (|) operator</text:p>
      <text:p text:style-name="P1"><text:s text:c="4"/>result = num1 | num2; <text:s text:c="4"/>// 0000 1111 = 15 in decimal</text:p>
      <text:p text:style-name="P1"><text:s text:c="4"/>printf("num1 | num2 = %u\n", result);</text:p>
      <text:p text:style-name="P1"/>
      <text:p text:style-name="P1"><text:s text:c="4"/>// Bitwise XOR (^) operator</text:p>
      <text:p text:style-name="P1"><text:s text:c="4"/>result = num1 ^ num2; <text:s text:c="4"/>// 0000 1010 = 10 in decimal</text:p>
      <text:p text:style-name="P1"><text:s text:c="4"/>printf("num1 ^ num2 = %u\n", result);</text:p>
      <text:p text:style-name="P1"/>
      <text:p text:style-name="P1">// Bitwise NOT (~) operator</text:p>
      <text:p text:style-name="P1"><text:s text:c="4"/>result = ~num1; <text:s text:c="10"/>// 1111 0010 in binary (assuming 8-bit representation)</text:p>
      <text:p text:style-name="P1"><text:s text:c="4"/>printf("~num1 = %u\n", result);</text:p>
      <text:p text:style-name="P1"/>
      <text:p text:style-name="P1"><text:s text:c="4"/>// Bitwise left shift (&lt;&lt;) operator</text:p>
      <text:p text:style-name="P1"><text:s text:c="4"/>result = num1 &lt;&lt; 2; <text:s text:c="6"/>// 0011 0100 = 52 in decimal</text:p>
      <text:p text:style-name="P1"><text:s text:c="4"/>printf("num1 &lt;&lt; 2 = %u\n", result);</text:p>
      <text:p text:style-name="P1"/>
      <text:p text:style-name="P1"><text:s text:c="4"/>// Bitwise right shift (&gt;&gt;) operator</text:p>
      <text:p text:style-name="P1"><text:s text:c="4"/>result = num1 &gt;&gt; 2; <text:s text:c="6"/>// 0000 0011 = 3 in decimal</text:p>
      <text:p text:style-name="P1"><text:s text:c="4"/>printf("num1 &gt;&gt; 2 = %u\n", result);</text:p>
      <text:p text:style-name="P1"/>
      <text:p text:style-name="P1"><text:s text:c="4"/>return 0;</text:p>
      <text:p text:style-name="P1">}</text:p>
      <text:p text:style-name="P1">Output:-num1 &amp; num2 = 5</text:p>
      <text:p text:style-name="P1">num1 | num2 = 15</text:p>
      <text:p text:style-name="P1">num1 ^ num2 = 10</text:p>
      <text:p text:style-name="P1">~num1 = 4294967282</text:p>
      <text:p text:style-name="P2">num1 &lt;&lt; 2 = 52</text:p>
      <text:p text:style-name="P2">num1 &gt;&gt; 2 = 3</text:p>
      <text:p text:style-name="P1"><text:soft-page-break/>Q3. Explain storage classes with an example.</text:p>
      <text:p text:style-name="P1">Ans. Storage classes define the scope, visibility and lifetime of the variables.</text:p>
      <text:p text:style-name="P1"><text:s/>*Four storage class are</text:p>
      <text:p text:style-name="P1"><text:s/>i. auto(automatic):- The 'auto' storage class is the default storage class for all local variables declred within a function or a block.</text:p>
      <text:p text:style-name="P1">Their lifetime is limited to the block or function. </text:p>
      <text:p text:style-name="P1"/>
      <text:p text:style-name="P1">ii. static:-static storage class is used to retain the values between the function calls.</text:p>
      <text:p text:style-name="P1"/>
      <text:p text:style-name="P1">iii.register:</text:p>
      <text:p text:style-name="P1">register storage class:- register storage class is specifier that hint to thr compiler that a particular variable shoulr be stores in a processor register for quicker access.</text:p>
      <text:p text:style-name="P1">-&gt; CPU registers are small, fast storage locations within CPU that are used to store temporary data and perform operations.</text:p>
      <text:p text:style-name="P1"/>
      <text:p text:style-name="P1"/>
      <text:p text:style-name="P1">iv. extern:-</text:p>
      <text:p text:style-name="P1">extern storage class is used to declare a global variable or function in another file.</text:p>
      <text:p text:style-name="P1">It extends the visibility of the variable or function to entire progrma.</text:p>
      <text:p text:style-name="P1">This is especially useful in multi-file programs where you need to access variables or funtions across different files. </text:p>
      <text:p text:style-name="P1"><text:s/>example:-external.c</text:p>
      <text:p text:style-name="P1"/>
      <text:p text:style-name="P1"><text:s/>example:-external.c</text:p>
      <text:p text:style-name="P1"/>
      <text:p text:style-name="P1">#include&lt;stdio.h&gt;</text:p>
      <text:p text:style-name="P1"/>
      <text:p text:style-name="P1">int globalvariable=40;</text:p>
      <text:p text:style-name="P1"/>
      <text:p text:style-name="P1">void externalfunction()</text:p>
      <text:p text:style-name="P1">{</text:p>
      <text:p text:style-name="P1"><text:s text:c="8"/>printf("This is an external function\n");</text:p>
      <text:p text:style-name="P1">}</text:p>
      <text:p text:style-name="P1"/>
      <text:p text:style-name="P1">main.c</text:p>
      <text:p text:style-name="P1"/>
      <text:p text:style-name="P1">#include&lt;stdio.h&gt;</text:p>
      <text:p text:style-name="P1"/>
      <text:p text:style-name="P1">extern int globalvariable;</text:p>
      <text:p text:style-name="P1"/>
      <text:p text:style-name="P1">extern void externalfunction();</text:p>
      <text:p text:style-name="P1"/>
      <text:p text:style-name="P1">int main()</text:p>
      <text:p text:style-name="P1">{</text:p>
      <text:p text:style-name="P1"><text:s text:c="8"/>printf("Value of the global variable : %d\n",globalvariable);</text:p>
      <text:p text:style-name="P1"/>
      <text:p text:style-name="P1"><text:s text:c="8"/>externalfunction();</text:p>
      <text:p text:style-name="P1"/>
      <text:p text:style-name="P1"><text:s text:c="8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8:12:56.050170911</meta:creation-date>
    <dc:date>2024-06-30T18:17:41.960645368</dc:date>
    <meta:editing-duration>PT4M4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5" meta:paragraph-count="157" meta:word-count="806" meta:character-count="5050" meta:non-whitespace-character-count="3992"/>
  </office:meta>
</office:document-meta>
</file>